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 style:list-style-name="L1">
      <style:paragraph-properties fo:margin-left="0in" fo:margin-right="0in" fo:margin-top="0in" fo:margin-bottom="0in" style:contextual-spacing="false" fo:line-height="100%" fo:orphans="2" fo:text-indent="0in" style:auto-text-indent="false" fo:padding="0in" fo:border="none"/>
      <style:text-properties fo:font-variant="normal" fo:text-transform="none" fo:color="#9198a1" loext:opacity="100%" style:font-name="apple-system" fo:font-size="9pt" fo:letter-spacing="normal" fo:font-style="normal" fo:font-weight="bold" fo:background-color="transparent" loext:padding-left="0.0626in" loext:padding-right="0.0626in" loext:padding-top="0.0193in" loext:padding-bottom="0.0193in" loext:border="0.74pt solid #3d444d"/>
    </style:style>
    <style:style style:name="P2" style:family="paragraph" style:parent-style-name="Text_20_body" style:list-style-name="L1">
      <style:paragraph-properties fo:margin-left="0in" fo:margin-right="0in" fo:margin-top="0in" fo:margin-bottom="0in" style:contextual-spacing="false" fo:orphans="2" fo:text-indent="0in" style:auto-text-indent="false" fo:padding="0in" fo:border="none"/>
      <style:text-properties fo:font-variant="normal" fo:text-transform="none" fo:color="#9198a1" loext:opacity="100%" style:font-name="apple-system" fo:font-size="10.5pt" fo:letter-spacing="normal" fo:font-style="normal" fo:font-weight="normal" loext:padding="0in" loext:border="none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fo:orphans="2" fo:text-indent="0in" style:auto-text-indent="false" fo:padding="0in" fo:border="none"/>
      <style:text-properties fo:font-variant="normal" fo:text-transform="none" fo:color="#9198a1" loext:opacity="100%" style:font-name="apple-system" fo:font-size="9pt" fo:letter-spacing="normal" fo:font-style="normal" fo:font-weight="normal" loext:padding="0in" loext:border="none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orphans="2" fo:text-indent="0in" style:auto-text-indent="false" fo:padding="0in" fo:border="none"/>
    </style:style>
    <style:style style:name="P5" style:family="paragraph" style:parent-style-name="Heading_20_4" style:list-style-name="L1">
      <style:paragraph-properties fo:margin-left="0in" fo:margin-right="0in" fo:margin-top="0in" fo:margin-bottom="0in" style:contextual-spacing="false" fo:orphans="2" fo:text-indent="0in" style:auto-text-indent="false" fo:padding="0in" fo:border="none"/>
    </style:style>
    <style:style style:name="P6" style:family="paragraph" style:parent-style-name="Standard">
      <style:paragraph-properties fo:text-indent="0in" style:auto-text-indent="false"/>
    </style:style>
    <style:style style:name="T1" style:family="text">
      <style:text-properties fo:color="#4493f8" loext:opacity="100%" fo:font-size="12pt" style:text-underline-style="solid" style:text-underline-width="auto" style:text-underline-color="font-color" fo:font-weight="bold" fo:background-color="transparent" loext:char-shading-value="0" loext:padding="0in" loext:border="none"/>
    </style:style>
    <style:style style:name="T2" style:family="text">
      <style:text-properties fo:font-variant="normal" fo:text-transform="none" fo:color="#9198a1" loext:opacity="100%" fo:letter-spacing="normal" loext:padding="0in" loext:border="none"/>
    </style:style>
    <style:style style:name="T3" style:family="text">
      <style:text-properties fo:font-variant="normal" fo:text-transform="none" fo:color="#9198a1" loext:opacity="100%" style:text-line-through-style="none" style:text-line-through-type="none" style:font-name="apple-system" fo:font-size="9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4" style:family="text">
      <style:text-properties fo:font-variant="normal" fo:text-transform="none" fo:color="#9198a1" loext:opacity="100%" style:font-name="apple-system" fo:font-size="9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9198a1" loext:opacity="100%" style:text-line-through-style="none" style:text-line-through-type="none" style:font-name="apple-system" fo:font-size="12pt" fo:letter-spacing="normal" fo:font-style="normal" style:text-underline-style="none" fo:font-weight="bold" style:text-blinking="false" fo:background-color="transparent" loext:char-shading-value="0" loext:padding="0in" loext:border="none"/>
    </style:style>
    <style:style style:name="T6" style:family="text">
      <style:text-properties fo:font-variant="normal" fo:text-transform="none" fo:color="#f0f6fc" loext:opacity="100%" style:text-line-through-style="none" style:text-line-through-type="none" style:font-name="apple-system" fo:font-size="12pt" fo:letter-spacing="normal" fo:font-style="normal" style:text-underline-style="none" fo:font-weight="bold" style:text-blinking="false" fo:background-color="transparent" loext:char-shading-value="0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a xlink:type="simple" xlink:href="https://github.com/benjaminwilsey-creator/builds-workspace" text:style-name="Internet_20_link" text:visited-style-name="Visited_20_Internet_20_Link"><text:bookmark text:name="_r_1c_-list-view-node-_r_1j_"/><text:span text:style-name="T1">benjaminwilsey-creator/builds-workspace</text:span></text:a></text:h>
      <text:section text:style-name="Sect1" text:name="_r_1c_-list-view-container">
        <text:list text:style-name="L1">
          <text:list-header>
            <text:p text:style-name="P1">Public</text:p>
            <text:p text:style-name="P2">Vibe coding workspace — Claude skills, CLAUDE.md, project config</text:p>
            <text:p text:style-name="P3">Python</text:p>
            <text:p text:style-name="P4"><text:span text:style-name="T2">•</text:span><text:a xlink:type="simple" xlink:href="https://github.com/benjaminwilsey-creator/builds-workspace/forks" text:style-name="Internet_20_link" text:visited-style-name="Visited_20_Internet_20_Link"><text:span text:style-name="T3">0</text:span></text:a><text:span text:style-name="T4">•</text:span><text:a xlink:type="simple" xlink:href="https://github.com/benjaminwilsey-creator/builds-workspace/stargazers" text:style-name="Internet_20_link" text:visited-style-name="Visited_20_Internet_20_Link"><text:span text:style-name="T3">2</text:span></text:a><text:span text:style-name="T4">•</text:span><text:a xlink:type="simple" xlink:href="https://github.com/benjaminwilsey-creator/builds-workspace/issues" text:style-name="Internet_20_link" text:visited-style-name="Visited_20_Internet_20_Link"><text:span text:style-name="T3">0</text:span></text:a><text:span text:style-name="T4">•</text:span><text:a xlink:type="simple" xlink:href="https://github.com/benjaminwilsey-creator/builds-workspace/pulls" text:style-name="Internet_20_link" text:visited-style-name="Visited_20_Internet_20_Link"><text:span text:style-name="T3">0</text:span></text:a><text:span text:style-name="T4">•Updated 10 hours ago•</text:span></text:p>
            <text:list>
              <text:list-item>
                <text:list>
                  <text:list-item>
                    <text:list>
                      <text:list-item>
                        <text:h text:style-name="P5" text:outline-level="4"><text:a xlink:type="simple" xlink:href="https://github.com/benjaminwilsey-creator/openclaw-v1.2" text:style-name="Internet_20_link" text:visited-style-name="Visited_20_Internet_20_Link"><text:bookmark text:name="_r_1c_-list-view-node-_r_1l_"/><text:span text:style-name="T5">benjaminwilsey-creator/</text:span><text:span text:style-name="T6">openclaw-v1.2</text:span></text:a></text:h>
                      </text:list-item>
                    </text:list>
                  </text:list-item>
                </text:list>
              </text:list-item>
            </text:list>
            <text:p text:style-name="P1">Private</text:p>
            <text:p text:style-name="P3">Python</text:p>
            <text:p text:style-name="P4"><text:span text:style-name="T2">•</text:span><text:a xlink:type="simple" xlink:href="https://github.com/benjaminwilsey-creator/openclaw-v1.2/forks" text:style-name="Internet_20_link" text:visited-style-name="Visited_20_Internet_20_Link"><text:span text:style-name="T3">0</text:span></text:a><text:span text:style-name="T4">•</text:span><text:a xlink:type="simple" xlink:href="https://github.com/benjaminwilsey-creator/openclaw-v1.2/stargazers" text:style-name="Internet_20_link" text:visited-style-name="Visited_20_Internet_20_Link"><text:span text:style-name="T3">0</text:span></text:a><text:span text:style-name="T4">•</text:span><text:a xlink:type="simple" xlink:href="https://github.com/benjaminwilsey-creator/openclaw-v1.2/issues" text:style-name="Internet_20_link" text:visited-style-name="Visited_20_Internet_20_Link"><text:span text:style-name="T3">0</text:span></text:a><text:span text:style-name="T4">•</text:span><text:a xlink:type="simple" xlink:href="https://github.com/benjaminwilsey-creator/openclaw-v1.2/pulls" text:style-name="Internet_20_link" text:visited-style-name="Visited_20_Internet_20_Link"><text:span text:style-name="T3">0</text:span></text:a><text:span text:style-name="T4">•Updated yesterday•</text:span></text:p>
            <text:list>
              <text:list-item>
                <text:list>
                  <text:list-item>
                    <text:list>
                      <text:list-item>
                        <text:h text:style-name="P5" text:outline-level="4"><text:a xlink:type="simple" xlink:href="https://github.com/benjaminwilsey-creator/reelforge" text:style-name="Internet_20_link" text:visited-style-name="Visited_20_Internet_20_Link"><text:bookmark text:name="_r_1c_-list-view-node-_r_1n_"/><text:span text:style-name="T5">benjaminwilsey-creator/</text:span><text:span text:style-name="T6">reelforge</text:span></text:a></text:h>
                      </text:list-item>
                    </text:list>
                  </text:list-item>
                </text:list>
              </text:list-item>
            </text:list>
            <text:p text:style-name="P1">Private</text:p>
            <text:p text:style-name="P2">Yiz's Build</text:p>
            <text:p text:style-name="P3">Python</text:p>
            <text:p text:style-name="P4"><text:span text:style-name="T2">•</text:span><text:a xlink:type="simple" xlink:href="https://github.com/benjaminwilsey-creator/reelforge/forks" text:style-name="Internet_20_link" text:visited-style-name="Visited_20_Internet_20_Link"><text:span text:style-name="T3">0</text:span></text:a><text:span text:style-name="T4">•</text:span><text:a xlink:type="simple" xlink:href="https://github.com/benjaminwilsey-creator/reelforge/stargazers" text:style-name="Internet_20_link" text:visited-style-name="Visited_20_Internet_20_Link"><text:span text:style-name="T3">0</text:span></text:a><text:span text:style-name="T4">•</text:span><text:a xlink:type="simple" xlink:href="https://github.com/benjaminwilsey-creator/reelforge/issues" text:style-name="Internet_20_link" text:visited-style-name="Visited_20_Internet_20_Link"><text:span text:style-name="T3">0</text:span></text:a><text:span text:style-name="T4">•</text:span><text:a xlink:type="simple" xlink:href="https://github.com/benjaminwilsey-creator/reelforge/pulls" text:style-name="Internet_20_link" text:visited-style-name="Visited_20_Internet_20_Link"><text:span text:style-name="T3">0</text:span></text:a><text:span text:style-name="T4">•Updated yesterday•</text:span></text:p>
            <text:list>
              <text:list-item>
                <text:list>
                  <text:list-item>
                    <text:list>
                      <text:list-item>
                        <text:h text:style-name="P5" text:outline-level="4"><text:a xlink:type="simple" xlink:href="https://github.com/benjaminwilsey-creator/qwen-developer-setup" text:style-name="Internet_20_link" text:visited-style-name="Visited_20_Internet_20_Link"><text:bookmark text:name="_r_1c_-list-view-node-_r_1p_"/><text:span text:style-name="T5">benjaminwilsey-creator/</text:span><text:span text:style-name="T6">qwen-developer-setup</text:span></text:a></text:h>
                      </text:list-item>
                    </text:list>
                  </text:list-item>
                </text:list>
              </text:list-item>
            </text:list>
            <text:p text:style-name="P1">Private</text:p>
            <text:p text:style-name="P2">qwen build</text:p>
            <text:p text:style-name="P4"><text:a xlink:type="simple" xlink:href="https://github.com/benjaminwilsey-creator/qwen-developer-setup/forks" text:style-name="Internet_20_link" text:visited-style-name="Visited_20_Internet_20_Link"><text:span text:style-name="T3">0</text:span></text:a><text:span text:style-name="T4">•</text:span><text:a xlink:type="simple" xlink:href="https://github.com/benjaminwilsey-creator/qwen-developer-setup/stargazers" text:style-name="Internet_20_link" text:visited-style-name="Visited_20_Internet_20_Link"><text:span text:style-name="T3">0</text:span></text:a><text:span text:style-name="T4">•</text:span><text:a xlink:type="simple" xlink:href="https://github.com/benjaminwilsey-creator/qwen-developer-setup/issues" text:style-name="Internet_20_link" text:visited-style-name="Visited_20_Internet_20_Link"><text:span text:style-name="T3">0</text:span></text:a><text:span text:style-name="T4">•</text:span><text:a xlink:type="simple" xlink:href="https://github.com/benjaminwilsey-creator/qwen-developer-setup/pulls" text:style-name="Internet_20_link" text:visited-style-name="Visited_20_Internet_20_Link"><text:span text:style-name="T3">0</text:span></text:a><text:span text:style-name="T4">•Updated 2 weeks ago•</text:span></text:p>
            <text:list>
              <text:list-item>
                <text:list>
                  <text:list-item>
                    <text:list>
                      <text:list-item>
                        <text:h text:style-name="P5" text:outline-level="4"><text:a xlink:type="simple" xlink:href="https://github.com/benjaminwilsey-creator/openclaw-v1" text:style-name="Internet_20_link" text:visited-style-name="Visited_20_Internet_20_Link"><text:bookmark text:name="_r_1c_-list-view-node-_r_1q_"/><text:span text:style-name="T5">benjaminwilsey-creator/</text:span><text:span text:style-name="T6">openclaw-v1</text:span></text:a></text:h>
                      </text:list-item>
                    </text:list>
                  </text:list-item>
                </text:list>
              </text:list-item>
            </text:list>
            <text:p text:style-name="P1">Private</text:p>
            <text:p text:style-name="P3">Python</text:p>
            <text:p text:style-name="P4"><text:span text:style-name="T2">•</text:span><text:a xlink:type="simple" xlink:href="https://github.com/benjaminwilsey-creator/openclaw-v1/forks" text:style-name="Internet_20_link" text:visited-style-name="Visited_20_Internet_20_Link"><text:span text:style-name="T3">0</text:span></text:a><text:span text:style-name="T4">•</text:span><text:a xlink:type="simple" xlink:href="https://github.com/benjaminwilsey-creator/openclaw-v1/stargazers" text:style-name="Internet_20_link" text:visited-style-name="Visited_20_Internet_20_Link"><text:span text:style-name="T3">0</text:span></text:a><text:span text:style-name="T4">•</text:span><text:a xlink:type="simple" xlink:href="https://github.com/benjaminwilsey-creator/openclaw-v1/issues" text:style-name="Internet_20_link" text:visited-style-name="Visited_20_Internet_20_Link"><text:span text:style-name="T3">0</text:span></text:a><text:span text:style-name="T4">•</text:span><text:a xlink:type="simple" xlink:href="https://github.com/benjaminwilsey-creator/openclaw-v1/pulls" text:style-name="Internet_20_link" text:visited-style-name="Visited_20_Internet_20_Link"><text:span text:style-name="T3">0</text:span></text:a><text:span text:style-name="T4">•Updated yesterday•</text:span></text:p>
            <text:list>
              <text:list-item>
                <text:list>
                  <text:list-item>
                    <text:list>
                      <text:list-item>
                        <text:h text:style-name="P5" text:outline-level="4"><text:a xlink:type="simple" xlink:href="https://github.com/benjaminwilsey-creator/Sportsball" text:style-name="Internet_20_link" text:visited-style-name="Visited_20_Internet_20_Link"><text:bookmark text:name="_r_1c_-list-view-node-_r_1s_"/><text:span text:style-name="T5">benjaminwilsey-creator/</text:span><text:span text:style-name="T6">Sportsball</text:span></text:a></text:h>
                      </text:list-item>
                    </text:list>
                  </text:list-item>
                </text:list>
              </text:list-item>
            </text:list>
            <text:p text:style-name="P1">Private</text:p>
            <text:p text:style-name="P3">Python</text:p>
            <text:p text:style-name="P4"><text:span text:style-name="T2">•</text:span><text:a xlink:type="simple" xlink:href="https://github.com/benjaminwilsey-creator/Sportsball/forks" text:style-name="Internet_20_link" text:visited-style-name="Visited_20_Internet_20_Link"><text:span text:style-name="T3">0</text:span></text:a><text:span text:style-name="T4">•</text:span><text:a xlink:type="simple" xlink:href="https://github.com/benjaminwilsey-creator/Sportsball/stargazers" text:style-name="Internet_20_link" text:visited-style-name="Visited_20_Internet_20_Link"><text:span text:style-name="T3">0</text:span></text:a><text:span text:style-name="T4">•</text:span><text:a xlink:type="simple" xlink:href="https://github.com/benjaminwilsey-creator/Sportsball/issues" text:style-name="Internet_20_link" text:visited-style-name="Visited_20_Internet_20_Link"><text:span text:style-name="T3">0</text:span></text:a><text:span text:style-name="T4">•</text:span><text:a xlink:type="simple" xlink:href="https://github.com/benjaminwilsey-creator/Sportsball/pulls" text:style-name="Internet_20_link" text:visited-style-name="Visited_20_Internet_20_Link"><text:span text:style-name="T3">0</text:span></text:a><text:span text:style-name="T4">•Updated yesterday•</text:span></text:p>
            <text:list>
              <text:list-item>
                <text:list>
                  <text:list-item>
                    <text:list>
                      <text:list-item>
                        <text:h text:style-name="P5" text:outline-level="4"><text:a xlink:type="simple" xlink:href="https://github.com/benjaminwilsey-creator/rapidtradeish" text:style-name="Internet_20_link" text:visited-style-name="Visited_20_Internet_20_Link"><text:bookmark text:name="_r_1c_-list-view-node-_r_1u_"/><text:span text:style-name="T5">benjaminwilsey-creator/</text:span><text:span text:style-name="T6">rapidtradeish</text:span></text:a></text:h>
                      </text:list-item>
                    </text:list>
                  </text:list-item>
                </text:list>
              </text:list-item>
            </text:list>
            <text:p text:style-name="P1">Private</text:p>
            <text:p text:style-name="P2">Stuff</text:p>
            <text:p text:style-name="P4"><text:a xlink:type="simple" xlink:href="https://github.com/benjaminwilsey-creator/rapidtradeish/forks" text:style-name="Internet_20_link" text:visited-style-name="Visited_20_Internet_20_Link"><text:span text:style-name="T3">0</text:span></text:a><text:span text:style-name="T4">•</text:span><text:a xlink:type="simple" xlink:href="https://github.com/benjaminwilsey-creator/rapidtradeish/stargazers" text:style-name="Internet_20_link" text:visited-style-name="Visited_20_Internet_20_Link"><text:span text:style-name="T3">0</text:span></text:a><text:span text:style-name="T4">•</text:span><text:a xlink:type="simple" xlink:href="https://github.com/benjaminwilsey-creator/rapidtradeish/issues" text:style-name="Internet_20_link" text:visited-style-name="Visited_20_Internet_20_Link"><text:span text:style-name="T3">0</text:span></text:a><text:span text:style-name="T4">•</text:span><text:a xlink:type="simple" xlink:href="https://github.com/benjaminwilsey-creator/rapidtradeish/pulls" text:style-name="Internet_20_link" text:visited-style-name="Visited_20_Internet_20_Link"><text:span text:style-name="T3">0</text:span></text:a><text:span text:style-name="T4">•Updated 3 weeks ago•</text:span></text:p>
            <text:list>
              <text:list-item>
                <text:list>
                  <text:list-item>
                    <text:list>
                      <text:list-item>
                        <text:h text:style-name="P5" text:outline-level="4"><text:a xlink:type="simple" xlink:href="https://github.com/benjaminwilsey-creator/architect-skills" text:style-name="Internet_20_link" text:visited-style-name="Visited_20_Internet_20_Link"><text:bookmark text:name="_r_1c_-list-view-node-_r_20_"/><text:span text:style-name="T5">benjaminwilsey-creator/</text:span><text:span text:style-name="T6">architect-skills</text:span></text:a></text:h>
                      </text:list-item>
                    </text:list>
                  </text:list-item>
                </text:list>
              </text:list-item>
            </text:list>
            <text:p text:style-name="P1">Private</text:p>
            <text:p text:style-name="P2">Claude Code workflow skill files for the Builds workspace</text:p>
            <text:p text:style-name="P4"><text:a xlink:type="simple" xlink:href="https://github.com/benjaminwilsey-creator/architect-skills/forks" text:style-name="Internet_20_link" text:visited-style-name="Visited_20_Internet_20_Link"><text:span text:style-name="T3">0</text:span></text:a><text:span text:style-name="T4">•</text:span><text:a xlink:type="simple" xlink:href="https://github.com/benjaminwilsey-creator/architect-skills/stargazers" text:style-name="Internet_20_link" text:visited-style-name="Visited_20_Internet_20_Link"><text:span text:style-name="T3">0</text:span></text:a><text:span text:style-name="T4">•</text:span><text:a xlink:type="simple" xlink:href="https://github.com/benjaminwilsey-creator/architect-skills/issues" text:style-name="Internet_20_link" text:visited-style-name="Visited_20_Internet_20_Link"><text:span text:style-name="T3">0</text:span></text:a><text:span text:style-name="T4">•</text:span><text:a xlink:type="simple" xlink:href="https://github.com/benjaminwilsey-creator/architect-skills/pulls" text:style-name="Internet_20_link" text:visited-style-name="Visited_20_Internet_20_Link"><text:span text:style-name="T3">0</text:span></text:a><text:span text:style-name="T4">•Updated 10 minutes ago•</text:span></text:p>
            <text:list>
              <text:list-item>
                <text:list>
                  <text:list-item>
                    <text:list>
                      <text:list-item>
                        <text:h text:style-name="P5" text:outline-level="4"><text:a xlink:type="simple" xlink:href="https://github.com/benjaminwilsey-creator/openclaw-v1.3" text:style-name="Internet_20_link" text:visited-style-name="Visited_20_Internet_20_Link"><text:bookmark text:name="_r_1c_-list-view-node-_r_21_"/><text:span text:style-name="T5">benjaminwilsey-creator/</text:span><text:span text:style-name="T6">openclaw-v1.3</text:span></text:a></text:h>
                      </text:list-item>
                    </text:list>
                  </text:list-item>
                </text:list>
              </text:list-item>
            </text:list>
            <text:p text:style-name="P1">Private</text:p>
            <text:p text:style-name="P2">OpenClaw crypto trading bot v1.3</text:p>
            <text:p text:style-name="P3">Python</text:p>
            <text:p text:style-name="P4"><text:span text:style-name="T2">•</text:span><text:a xlink:type="simple" xlink:href="https://github.com/benjaminwilsey-creator/openclaw-v1.3/forks" text:style-name="Internet_20_link" text:visited-style-name="Visited_20_Internet_20_Link"><text:span text:style-name="T3">0</text:span></text:a><text:span text:style-name="T4">•</text:span><text:a xlink:type="simple" xlink:href="https://github.com/benjaminwilsey-creator/openclaw-v1.3/stargazers" text:style-name="Internet_20_link" text:visited-style-name="Visited_20_Internet_20_Link"><text:span text:style-name="T3">0</text:span></text:a><text:span text:style-name="T4">•</text:span><text:a xlink:type="simple" xlink:href="https://github.com/benjaminwilsey-creator/openclaw-v1.3/issues" text:style-name="Internet_20_link" text:visited-style-name="Visited_20_Internet_20_Link"><text:span text:style-name="T3">0</text:span></text:a><text:span text:style-name="T4">•</text:span><text:a xlink:type="simple" xlink:href="https://github.com/benjaminwilsey-creator/openclaw-v1.3/pulls" text:style-name="Internet_20_link" text:visited-style-name="Visited_20_Internet_20_Link"><text:span text:style-name="T3">0</text:span></text:a><text:span text:style-name="T4">•Updated 10 minutes ago•</text:span></text:p>
            <text:list>
              <text:list-item>
                <text:list>
                  <text:list-item>
                    <text:list>
                      <text:list-item>
                        <text:h text:style-name="P5" text:outline-level="4"><text:a xlink:type="simple" xlink:href="https://github.com/benjaminwilsey-creator/gemini-build-repo" text:style-name="Internet_20_link" text:visited-style-name="Visited_20_Internet_20_Link"><text:bookmark text:name="_r_1c_-list-view-node-_r_22_"/><text:span text:style-name="T5">benjaminwilsey-creator/</text:span><text:span text:style-name="T6">gemini-build-repo</text:span></text:a></text:h>
                      </text:list-item>
                    </text:list>
                  </text:list-item>
                </text:list>
              </text:list-item>
            </text:list>
            <text:p text:style-name="P1">Private</text:p>
            <text:p text:style-name="P4"><text:a xlink:type="simple" xlink:href="https://github.com/benjaminwilsey-creator/gemini-build-repo/forks" text:style-name="Internet_20_link" text:visited-style-name="Visited_20_Internet_20_Link"><text:span text:style-name="T3">0</text:span></text:a><text:span text:style-name="T4">•</text:span><text:a xlink:type="simple" xlink:href="https://github.com/benjaminwilsey-creator/gemini-build-repo/stargazers" text:style-name="Internet_20_link" text:visited-style-name="Visited_20_Internet_20_Link"><text:span text:style-name="T3">0</text:span></text:a><text:span text:style-name="T4">•</text:span><text:a xlink:type="simple" xlink:href="https://github.com/benjaminwilsey-creator/gemini-build-repo/issues" text:style-name="Internet_20_link" text:visited-style-name="Visited_20_Internet_20_Link"><text:span text:style-name="T3">0</text:span></text:a><text:span text:style-name="T4">•</text:span><text:a xlink:type="simple" xlink:href="https://github.com/benjaminwilsey-creator/gemini-build-repo/pulls" text:style-name="Internet_20_link" text:visited-style-name="Visited_20_Internet_20_Link"><text:span text:style-name="T3">0</text:span></text:a><text:span text:style-name="T4">•Updated 2 weeks ago•</text:span></text:p>
            <text:list>
              <text:list-item>
                <text:list>
                  <text:list-item>
                    <text:list>
                      <text:list-item>
                        <text:h text:style-name="P5" text:outline-level="4"><text:a xlink:type="simple" xlink:href="https://github.com/benjaminwilsey-creator/rapidcosine" text:style-name="Internet_20_link" text:visited-style-name="Visited_20_Internet_20_Link"><text:bookmark text:name="_r_1c_-list-view-node-_r_23_"/><text:soft-page-break/><text:span text:style-name="T5">benjaminwilsey-creator/</text:span><text:span text:style-name="T6">rapidcosine</text:span></text:a></text:h>
                      </text:list-item>
                    </text:list>
                  </text:list-item>
                </text:list>
              </text:list-item>
            </text:list>
            <text:p text:style-name="P1">Private</text:p>
            <text:p text:style-name="P2">Stuff</text:p>
            <text:p text:style-name="P4"><text:a xlink:type="simple" xlink:href="https://github.com/benjaminwilsey-creator/rapidcosine/forks" text:style-name="Internet_20_link" text:visited-style-name="Visited_20_Internet_20_Link"><text:span text:style-name="T3">0</text:span></text:a><text:span text:style-name="T4">•</text:span><text:a xlink:type="simple" xlink:href="https://github.com/benjaminwilsey-creator/rapidcosine/stargazers" text:style-name="Internet_20_link" text:visited-style-name="Visited_20_Internet_20_Link"><text:span text:style-name="T3">0</text:span></text:a><text:span text:style-name="T4">•</text:span><text:a xlink:type="simple" xlink:href="https://github.com/benjaminwilsey-creator/rapidcosine/issues" text:style-name="Internet_20_link" text:visited-style-name="Visited_20_Internet_20_Link"><text:span text:style-name="T3">0</text:span></text:a><text:span text:style-name="T4">•</text:span><text:a xlink:type="simple" xlink:href="https://github.com/benjaminwilsey-creator/rapidcosine/pulls" text:style-name="Internet_20_link" text:visited-style-name="Visited_20_Internet_20_Link"><text:span text:style-name="T3">0</text:span></text:a><text:span text:style-name="T4">•Updated on Feb 15•</text:span></text:p>
          </text:list-header>
        </text:list>
      </text:section>
      <text:p text:style-name="P6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2T22:14:10.075759800</meta:creation-date>
    <dc:date>2026-03-26T08:10:36.722046000</dc:date>
    <meta:editing-duration>P3DT9H46M14S</meta:editing-duration>
    <meta:editing-cycles>1</meta:editing-cycles>
    <meta:document-statistic meta:table-count="0" meta:image-count="0" meta:object-count="0" meta:page-count="2" meta:paragraph-count="47" meta:word-count="137" meta:character-count="1055" meta:non-whitespace-character-count="1007"/>
    <meta:generator>LibreOffice/26.2.1.2$Windows_X86_64 LibreOffice_project/620$Build-2</meta:generator>
  </office:meta>
</office:document-meta>
</file>